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bhaya Libre" svg:font-family="'Abhaya Libre'" style:font-pitch="variable"/>
    <style:font-face style:name="Abhaya Libre Medium" svg:font-family="'Abhaya Libre Medium'" style:font-pitch="variable"/>
    <style:font-face style:name="Abhaya Libre Medium1" svg:font-family="'Abhaya Libre Medium'" style:font-family-generic="system" style:font-pitch="variable"/>
    <style:font-face style:name="Abhaya Libre1" svg:font-family="'Abhaya Libre'" style:font-family-generic="system" style:font-pitch="variable"/>
    <style:font-face style:name="Calibri" svg:font-family="Calibri" style:font-pitch="variable"/>
    <style:font-face style:name="Calibri1" svg:font-family="Calibri" style:font-family-generic="system" style:font-pitch="variable"/>
    <style:font-face style:name="Cambria" svg:font-family="Cambria" style:font-pitch="variable"/>
    <style:font-face style:name="Cambria1" svg:font-family="Cambria" style:font-family-generic="system" style:font-pitch="variable"/>
    <style:font-face style:name="Garamond" svg:font-family="Garamond" style:font-pitch="variable"/>
    <style:font-face style:name="Garamond1" svg:font-family="Garamond" style:font-family-generic="system" style:font-pitch="variable"/>
    <style:font-face style:name="Georgia" svg:font-family="Georgia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erif Sinhala" svg:font-family="'Noto Serif Sinhala'" style:font-family-generic="roman" style:font-pitch="variable"/>
    <style:font-face style:name="Noto Serif Sinhala Light" svg:font-family="'Noto Serif Sinhala Light'" style:font-family-generic="roman" style:font-pitch="variable"/>
    <style:font-face style:name="Times New Roman" svg:font-family="'Times New Roman'" style:font-pitch="variable"/>
    <style:font-face style:name="Times New Roman1" svg:font-family="'Times New Roman'" style:font-family-generic="system" style:font-pitch="variable"/>
    <style:font-face style:name="UN-Bindumathi" svg:font-family="UN-Bindumathi" style:font-pitch="variable"/>
    <style:font-face style:name="UN-Bindumathi1" svg:font-family="UN-Bindumathi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fo:margin-top="0cm" fo:margin-bottom="0.212cm" style:contextual-spacing="false" fo:line-height="100%" style:page-number="1"/>
      <style:text-properties style:font-name="Liberation Serif" fo:font-weight="bold" style:font-weight-asian="bold" style:font-name-complex="Liberation Serif" style:font-weight-complex="bold"/>
    </style:style>
    <style:style style:name="P2" style:family="paragraph" style:parent-style-name="normal">
      <style:paragraph-properties fo:margin-left="1.75cm" fo:margin-top="0cm" fo:margin-bottom="0cm" style:contextual-spacing="false" fo:line-height="100%" fo:text-indent="0cm" style:auto-text-indent="false"/>
      <style:text-properties style:font-name="Liberation Serif" style:font-name-complex="Liberation Serif"/>
    </style:style>
    <style:style style:name="P3" style:family="paragraph" style:parent-style-name="normal">
      <style:paragraph-properties fo:margin-top="0cm" fo:margin-bottom="0.353cm" style:contextual-spacing="false" fo:line-height="100%" fo:text-align="end" style:justify-single-word="false" fo:text-indent="0cm" style:auto-text-indent="false"/>
      <style:text-properties style:font-name="Liberation Serif" style:font-name-complex="Liberation Serif"/>
    </style:style>
    <style:style style:name="P4" style:family="paragraph" style:parent-style-name="normal" style:list-style-name="WWNum2">
      <style:paragraph-properties fo:margin-left="0.635cm" fo:margin-right="-0.732cm" fo:margin-top="0cm" fo:margin-bottom="0cm" style:contextual-spacing="false" fo:line-height="100%" fo:text-align="start" style:justify-single-word="false" fo:text-indent="-0.635cm" style:auto-text-indent="false">
        <style:tab-stops>
          <style:tab-stop style:position="9.001cm"/>
          <style:tab-stop style:position="10.252cm" style:type="right"/>
        </style:tab-stops>
      </style:paragraph-properties>
      <style:text-properties style:font-name="Liberation Serif" style:font-name-complex="Liberation Serif"/>
    </style:style>
    <style:style style:name="P5" style:family="paragraph" style:parent-style-name="normal" style:list-style-name="WWNum2">
      <style:paragraph-properties fo:margin-left="0.635cm" fo:margin-right="-0.732cm" fo:margin-top="0cm" fo:margin-bottom="0cm" style:contextual-spacing="false" fo:line-height="100%" fo:text-align="start" style:justify-single-word="false" fo:text-indent="-0.635cm" style:auto-text-indent="false">
        <style:tab-stops>
          <style:tab-stop style:position="9.001cm"/>
        </style:tab-stops>
      </style:paragraph-properties>
      <style:text-properties style:font-name="Liberation Serif" style:font-name-complex="Liberation Serif"/>
    </style:style>
    <style:style style:name="P6" style:family="paragraph" style:parent-style-name="normal">
      <style:paragraph-properties fo:margin-left="0.635cm" fo:margin-right="-0.732cm" fo:margin-top="0cm" fo:margin-bottom="0cm" style:contextual-spacing="false" fo:line-height="100%" fo:text-align="start" style:justify-single-word="false" fo:text-indent="-0.635cm" style:auto-text-indent="false">
        <style:tab-stops>
          <style:tab-stop style:position="9.001cm"/>
          <style:tab-stop style:position="10.252cm" style:type="right"/>
        </style:tab-stops>
      </style:paragraph-properties>
      <style:text-properties style:font-name="Liberation Serif" style:font-name-complex="Liberation Serif"/>
    </style:style>
    <style:style style:name="P7" style:family="paragraph" style:parent-style-name="normal">
      <style:paragraph-properties fo:margin-top="0.071cm" fo:margin-bottom="0cm" style:contextual-spacing="false" fo:line-height="110%" fo:text-align="center" style:justify-single-word="false" fo:text-indent="-0.635cm" style:auto-text-indent="false"/>
      <style:text-properties style:font-name="Liberation Serif" fo:font-size="1pt" style:font-name-asian="Abhaya Libre1" style:font-size-asian="1pt" style:font-name-complex="Liberation Serif" style:font-size-complex="1pt"/>
    </style:style>
    <style:style style:name="P8" style:family="paragraph" style:parent-style-name="normal">
      <style:paragraph-properties fo:margin-top="0cm" fo:margin-bottom="0cm" style:contextual-spacing="false" fo:line-height="100%" fo:text-align="center" style:justify-single-word="false" fo:text-indent="-0.635cm" style:auto-text-indent="false"/>
      <style:text-properties style:font-name="Liberation Serif" style:font-name-complex="Liberation Serif"/>
    </style:style>
    <style:style style:name="P9" style:family="paragraph" style:parent-style-name="normal">
      <style:paragraph-properties fo:margin-top="0cm" fo:margin-bottom="0cm" style:contextual-spacing="false" fo:line-height="100%" fo:text-align="center" style:justify-single-word="false" fo:text-indent="-0.635cm" style:auto-text-indent="false"/>
    </style:style>
    <style:style style:name="T1" style:family="text">
      <style:text-properties fo:font-size="12pt" style:font-name-asian="Abhaya Libre1" style:font-size-asian="12pt" style:font-size-complex="12pt"/>
    </style:style>
    <style:style style:name="T2" style:family="text">
      <style:text-properties fo:font-size="12pt" fo:font-weight="bold" style:font-name-asian="Abhaya Libre1" style:font-size-asian="12pt" style:font-weight-asian="bold" style:font-size-complex="12pt"/>
    </style:style>
    <style:style style:name="T3" style:family="text">
      <style:text-properties fo:color="#222222" loext:opacity="100%" fo:font-size="12pt" style:font-name-asian="Abhaya Libre1" style:font-size-asian="12pt" style:font-size-complex="12pt" fo:background-color="#ffffff"/>
    </style:style>
    <style:style style:name="T4" style:family="text">
      <style:text-properties style:font-name="Liberation Serif" fo:font-size="12pt" style:font-name-asian="Abhaya Libre1" style:font-size-asian="12pt" style:font-name-complex="Liberation Serif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suogv41qtmwm"/>කතු හිමියන්ගේ සිංහල කෘති</text:p>
      <text:p text:style-name="P2"><text:span text:style-name="T1">සැ.යු.: මෙම කෘති ලේඛනය සරලත්‍වයට මුල් තැන දුන් අංක අනුපිළිවෙලක් සහිතව සකස්වී ඇති බවත්, ලේඛනයේ අගහරියේ එන කෘති බොහෝ දුරට ගැඹුරු විය හැකි බවත්, පාඨකයින් දැනුවත් කිරීම් වශයෙන් සඳහන් කරනු කැමැත්තෙමි.</text:span></text:p>
      <text:p text:style-name="P3"><text:span text:style-name="T1">- සම්පාදක </text:span></text:p>
      <text:list text:style-name="WWNum2">
        <text:list-item>
          <text:p text:style-name="P4"><text:span text:style-name="T1">තිසරණ මහිම </text:span></text:p>
        </text:list-item>
        <text:list-item>
          <text:p text:style-name="P4"><text:span text:style-name="T1">හිතක මහිම – 1</text:span></text:p>
        </text:list-item>
        <text:list-item>
          <text:p text:style-name="P4"><text:span text:style-name="T1">හිතක මහිම – 2</text:span></text:p>
        </text:list-item>
        <text:list-item>
          <text:p text:style-name="P4"><text:span text:style-name="T1">හිතක මහිම – 3</text:span></text:p>
        </text:list-item>
        <text:list-item>
          <text:p text:style-name="P5"><text:span text:style-name="T1">හිතක මහිම (1-3 වෙළුම්)</text:span></text:p>
        </text:list-item>
        <text:list-item>
          <text:p text:style-name="P4"><text:span text:style-name="T1">දිවි කතරේ සැඳෑ අඳූර</text:span></text:p>
        </text:list-item>
        <text:list-item>
          <text:p text:style-name="P4"><text:span text:style-name="T1">කය අනුව ගිය සිහිය</text:span></text:p>
        </text:list-item>
        <text:list-item>
          <text:p text:style-name="P4"><text:span text:style-name="T1">හිත තැනීම</text:span></text:p>
        </text:list-item>
        <text:list-item>
          <text:p text:style-name="P4"><text:span text:style-name="T1">පින් රුකෙක මහිම</text:span></text:p>
        </text:list-item>
        <text:list-item>
          <text:p text:style-name="P4"><text:span text:style-name="T1">අබිනික්මන</text:span></text:p>
        </text:list-item>
        <text:list-item>
          <text:p text:style-name="P4"><text:span text:style-name="T1">පිළිවෙතින් පිළිවෙතට</text:span></text:p>
        </text:list-item>
        <text:list-item>
          <text:p text:style-name="P4"><text:span text:style-name="T1">කයේ කතාව</text:span></text:p>
        </text:list-item>
        <text:list-item>
          <text:p text:style-name="P4"><text:span text:style-name="T1">මා-පිය උවැටන</text:span></text:p>
        </text:list-item>
        <text:list-item>
          <text:p text:style-name="P4"><text:span text:style-name="T1">ප්‍රතිපත්ති පූජාව</text:span></text:p>
        </text:list-item>
        <text:list-item>
          <text:p text:style-name="P4"><text:span text:style-name="T1">පැවැත්ම හා නැවැත්ම</text:span></text:p>
        </text:list-item>
        <text:list-item>
          <text:p text:style-name="P4"><text:span text:style-name="T1">සසරේ රඟ</text:span></text:p>
        </text:list-item>
        <text:list-item>
          <text:p text:style-name="P4"><text:span text:style-name="T1">කර්‍ම චක්‍රයෙන් ධර්‍ම චක්‍රයට</text:span></text:p>
        </text:list-item>
        <text:list-item>
          <text:p text:style-name="P4"><text:span text:style-name="T1">මෙත් සිතේ විමුක්තිය</text:span></text:p>
        </text:list-item>
        <text:list-item>
          <text:p text:style-name="P4"><text:span text:style-name="T1">ඇති හැටි දැක්ම</text:span></text:p>
        </text:list-item>
        <text:list-item>
          <text:p text:style-name="P4"><text:span text:style-name="T1">තපෝ ගුණ මහිම</text:span></text:p>
        </text:list-item>
        <text:list-item>
          <text:p text:style-name="P4"><text:span text:style-name="T1">සක්මනේ නිවන</text:span></text:p>
        </text:list-item>
        <text:list-item>
          <text:p text:style-name="P5"><text:span text:style-name="T1">පහන් කණුව ධර්‍ම දේශනා – 1 වෙළුම</text:span></text:p>
        </text:list-item>
        <text:list-item>
          <text:p text:style-name="P5"><text:span text:style-name="T1">පහන් කණුව ධර්‍ම දේශනා – 2 වෙළුම</text:span></text:p>
        </text:list-item>
        <text:list-item>
          <text:p text:style-name="P5"><text:span text:style-name="T1">පහන් කණුව ධර්‍ම දේශනා – 3 වෙළුම</text:span></text:p>
        </text:list-item>
        <text:list-item>
          <text:p text:style-name="P5"><text:span text:style-name="T1">පහන් කණුව ධර්‍ම දේශනා – 4 වෙළුම</text:span></text:p>
        </text:list-item>
        <text:list-item>
          <text:p text:style-name="P5"><text:span text:style-name="T1">පහන් කණුව ධර්‍ම දේශනා – 5 වෙළුම</text:span></text:p>
        </text:list-item>
        <text:list-item>
          <text:p text:style-name="P5"><text:span text:style-name="T1">පහන් කණුව ධර්‍ම දේශනා – 6 වෙළුම</text:span></text:p>
        </text:list-item>
        <text:list-item>
          <text:p text:style-name="P5"><text:soft-page-break/><text:span text:style-name="T1">පහන් කණුව ධර්‍ම දේශනා – 7 වෙළුම</text:span></text:p>
        </text:list-item>
        <text:list-item>
          <text:p text:style-name="P5"><text:span text:style-name="T1">පහන් කණුව ධර්‍ම දේශනා – 8 වෙළුම</text:span></text:p>
        </text:list-item>
        <text:list-item>
          <text:p text:style-name="P5"><text:span text:style-name="T1">පහන් කණුව ධර්‍ම දේශනා – 9 වෙළුම</text:span></text:p>
        </text:list-item>
        <text:list-item>
          <text:p text:style-name="P5"><text:span text:style-name="T1">පහන් කණුව ධර්‍ම දේශනා – 10 වෙළුම</text:span></text:p>
        </text:list-item>
        <text:list-item>
          <text:p text:style-name="P5"><text:span text:style-name="T1">පහන් කණුව ධර්‍ම දේශනා – 11 වෙළුම</text:span></text:p>
        </text:list-item>
        <text:list-item>
          <text:p text:style-name="P5"><text:span text:style-name="T1">පහන් කණුව ධර්‍ම දේශනා – 12 වෙළුම</text:span></text:p>
        </text:list-item>
        <text:list-item>
          <text:p text:style-name="P5"><text:span text:style-name="T1">පහන් කණුව ධර්‍ම දේශනා – 13 වෙළුම</text:span></text:p>
        </text:list-item>
        <text:list-item>
          <text:p text:style-name="P5"><text:span text:style-name="T1">පහන් කණුව ධර්‍ම දේශනා – 14 වෙළුම</text:span></text:p>
        </text:list-item>
        <text:list-item>
          <text:p text:style-name="P5"><text:span text:style-name="T1">පහන් කණුව ධර්‍ම දේශනා – 15 වෙළුම</text:span></text:p>
        </text:list-item>
        <text:list-item>
          <text:p text:style-name="P5"><text:bookmark text:name="_4d34og8"/><text:span text:style-name="T1">පහන් කණුව ධර්‍ම දේශනා – 16 වෙළුම</text:span></text:p>
        </text:list-item>
        <text:list-item>
          <text:p text:style-name="P5"><text:span text:style-name="T1">පහන් කණුව ධර්‍ම දේශනා – 17 වෙළුම</text:span></text:p>
        </text:list-item>
        <text:list-item>
          <text:p text:style-name="P5"><text:span text:style-name="T1">පහන් කණුව ධර්‍ම දේශනා – 18 වෙළුම</text:span></text:p>
        </text:list-item>
        <text:list-item>
          <text:p text:style-name="P5"><text:span text:style-name="T1">පහන් කණුව ධර්‍ම දේශනා – 19 වෙළුම</text:span></text:p>
        </text:list-item>
        <text:list-item>
          <text:p text:style-name="P5"><text:span text:style-name="T1">පහන් කණුව ධර්‍ම දේශනා – 20 වෙළුම</text:span></text:p>
        </text:list-item>
        <text:list-item>
          <text:p text:style-name="P5"><text:span text:style-name="T1">පහන් කණුව ධර්‍ම දේශනා – 21 වෙළුම</text:span></text:p>
        </text:list-item>
        <text:list-item>
          <text:p text:style-name="P5"><text:span text:style-name="T1">පහන් කණුව ධර්‍ම දේශනා – 22 වෙළුම</text:span></text:p>
        </text:list-item>
        <text:list-item>
          <text:p text:style-name="P5"><text:span text:style-name="T1">පහන් කණුව ධර්‍ම දේශනා – 23 වෙළුම</text:span></text:p>
        </text:list-item>
        <text:list-item>
          <text:p text:style-name="P5"><text:bookmark text:name="_2s8eyo1"/><text:span text:style-name="T1">පහන් කණුව ධර්‍ම දේශනා – 24 වෙළුම</text:span></text:p>
        </text:list-item>
        <text:list-item>
          <text:p text:style-name="P5"><text:span text:style-name="T1">පහන් කණුව ධර්‍ම දේශනා – 25 වෙළුම</text:span></text:p>
        </text:list-item>
        <text:list-item>
          <text:p text:style-name="P5"><text:span text:style-name="T1">පහන් කණුව ධර්‍ම දේශනා – 26 වෙළුම</text:span></text:p>
        </text:list-item>
        <text:list-item>
          <text:p text:style-name="P5"><text:span text:style-name="T1">පහන් කණුව ධර්‍ම දේශනා – 27 වෙළුම</text:span></text:p>
        </text:list-item>
        <text:list-item>
          <text:p text:style-name="P5"><text:span text:style-name="T1">පහන් කණුව ධර්‍ම දේශනා – 28 වෙළුම</text:span></text:p>
        </text:list-item>
        <text:list-item>
          <text:p text:style-name="P5"><text:span text:style-name="T1">පහන් කණුව ධර්‍ම දේශනා – 29 වෙළුම</text:span></text:p>
        </text:list-item>
        <text:list-item>
          <text:p text:style-name="P5"><text:span text:style-name="T1">පහන් කණුව ධර්‍ම දේශනා – 30 වෙළුම</text:span></text:p>
        </text:list-item>
        <text:list-item>
          <text:p text:style-name="P5"><text:span text:style-name="T1">පහන් කණුව ධර්‍ම දේශනා – 31 වෙළුම</text:span></text:p>
        </text:list-item>
        <text:list-item>
          <text:p text:style-name="P5"><text:bookmark text:name="_17dp8vu"/><text:span text:style-name="T1">පහන් කණුව ධර්‍ම දේශනා – 32 වෙළුම</text:span></text:p>
        </text:list-item>
        <text:list-item>
          <text:p text:style-name="P5"><text:span text:style-name="T1">පහන් කණුව ධර්‍ම දේශනා – 33 වෙළුම</text:span></text:p>
        </text:list-item>
        <text:list-item>
          <text:p text:style-name="P5"><text:span text:style-name="T1">පහන් කණුව ධර්‍ම දේශනා – 34 වෙළුම</text:span></text:p>
        </text:list-item>
        <text:list-item>
          <text:p text:style-name="P5"><text:span text:style-name="T1">සබබාසව සූත්‍රයේ මැදුම් මග</text:span></text:p>
        </text:list-item>
        <text:list-item>
          <text:p text:style-name="P4"><text:span text:style-name="T1">විදසුන් උපදෙස්</text:span></text:p>
        </text:list-item>
        <text:list-item>
          <text:p text:style-name="P4"><text:span text:style-name="T1">භාවනා මාර්‍ගය</text:span></text:p>
        </text:list-item>
        <text:list-item>
          <text:p text:style-name="P4"><text:span text:style-name="T1">උත්තරීතර හුදෙකළාව</text:span></text:p>
        </text:list-item>
        <text:list-item>
          <text:p text:style-name="P4"><text:span text:style-name="T1">සසුන් පිළිවෙත</text:span></text:p>
        </text:list-item>
        <text:list-item>
          <text:p text:style-name="P4"><text:span text:style-name="T1">චලන චිත්‍රය</text:span></text:p>
        </text:list-item>
        <text:list-item>
          <text:p text:style-name="P4"><text:span text:style-name="T1">දිය සුළිය</text:span></text:p>
        </text:list-item>
        <text:list-item>
          <text:p text:style-name="P4"><text:soft-page-break/><text:span text:style-name="T1">බෞද‍්ධ සංකල්පය අනුව ලෝකාන්තය</text:span></text:p>
        </text:list-item>
        <text:list-item>
          <text:p text:style-name="P4"><text:span text:style-name="T1">බුදු සමය පුද්ගලයා හා සමාජය</text:span></text:p>
        </text:list-item>
        <text:list-item>
          <text:p text:style-name="P5"><text:span text:style-name="T1">නිවනේ නිවීම – පළමු වෙළුම</text:span></text:p>
        </text:list-item>
        <text:list-item>
          <text:p text:style-name="P5"><text:span text:style-name="T1">නිවනේ නිවීම – දෙවන වෙළුම</text:span></text:p>
        </text:list-item>
        <text:list-item>
          <text:p text:style-name="P5"><text:span text:style-name="T1">නිවනේ නිවීම – තෙවන වෙළුම</text:span></text:p>
        </text:list-item>
        <text:list-item>
          <text:p text:style-name="P5"><text:span text:style-name="T1">නිවනේ නිවීම – සිවුවන වෙළුම</text:span></text:p>
        </text:list-item>
        <text:list-item>
          <text:p text:style-name="P5"><text:span text:style-name="T1">නිවනේ නිවීම – පස්වන වෙළුම</text:span></text:p>
        </text:list-item>
        <text:list-item>
          <text:p text:style-name="P5"><text:span text:style-name="T1">නිවනේ නිවීම – සයවන වෙළුම</text:span></text:p>
        </text:list-item>
        <text:list-item>
          <text:p text:style-name="P5"><text:span text:style-name="T1">නිවනේ නිවීම – සත්වන වෙළුම</text:span></text:p>
        </text:list-item>
        <text:list-item>
          <text:p text:style-name="P5"><text:span text:style-name="T1">නිවනේ නිවීම – අටවන වෙළුම</text:span></text:p>
        </text:list-item>
        <text:list-item>
          <text:p text:style-name="P5"><text:span text:style-name="T1">නිවනේ නිවීම – නවවන වෙළුම</text:span></text:p>
        </text:list-item>
        <text:list-item>
          <text:p text:style-name="P5"><text:span text:style-name="T1">නිවනේ නිවීම – දසවන වෙළුම</text:span></text:p>
        </text:list-item>
        <text:list-item>
          <text:p text:style-name="P5"><text:span text:style-name="T1">නිවනේ නිවීම – එකොළොස්වන වෙළුම</text:span></text:p>
        </text:list-item>
        <text:list-item>
          <text:p text:style-name="P5"><text:span text:style-name="T1">නිවනේ නිවීම – පුස්තකාල මුද්‍රණය (1-11 වෙළුම්)</text:span></text:p>
        </text:list-item>
        <text:list-item>
          <text:p text:style-name="P5"><text:span text:style-name="T1">පටිචච සමුපපාද ධර්‍මය – 1 වෙළුම</text:span></text:p>
        </text:list-item>
        <text:list-item>
          <text:p text:style-name="P5"><text:span text:style-name="T1">පටිචච සමුපපාද ධර්‍මය – 2 වෙළුම</text:span></text:p>
        </text:list-item>
        <text:list-item>
          <text:p text:style-name="P5"><text:span text:style-name="T1">පටිචච සමුපපාද ධර්‍මය – 3 වෙළුම</text:span></text:p>
        </text:list-item>
        <text:list-item>
          <text:p text:style-name="P4"><text:span text:style-name="T1">පටිචච සමුපපාද ධර්‍මය – 4 වෙළුම</text:span></text:p>
        </text:list-item>
        <text:list-item>
          <text:p text:style-name="P5"><text:span text:style-name="T1">පටිචච සමුපපාද ධර්‍මය – පුස්තකාල මුද්‍රණය (1-4 වෙළුම්)</text:span></text:p>
        </text:list-item>
        <text:list-item>
          <text:p text:style-name="P4"><text:span text:style-name="T1">ස්පර්‍ශයේ</text:span><text:span text:style-name="T2"> </text:span><text:span text:style-name="T1">ආශචර්‍යය</text:span></text:p>
        </text:list-item>
        <text:list-item>
          <text:p text:style-name="P4"><text:span text:style-name="T1">මනසේ මායාව</text:span></text:p>
        </text:list-item>
        <text:list-item>
          <text:p text:style-name="P4"><text:span text:style-name="T1">පැරණි බෞදධ චින්තාවේ සංකල්පය සහ යථාර්‍ථය</text:span></text:p>
        </text:list-item>
      </text:list>
      <text:p text:style-name="P6"><text:span text:style-name="T1"/></text:p>
      <text:p text:style-name="P6"/>
      <text:p text:style-name="P7"/>
      <text:p text:style-name="P8"><text:span text:style-name="T1">නැවත මුද්‍රණය කරවීම පිළිබඳ විමසීම්:</text:span></text:p>
      <text:p text:style-name="P8"><text:span text:style-name="T3">කටුකුරුන්දේ </text:span><text:span text:style-name="T1">ඤාණනන්‍ද සදහම් සෙනසු</text:span><text:span text:style-name="T3">න් භාරය </text:span></text:p>
      <text:p text:style-name="P8"><text:span text:style-name="T3">කිරිල්ලවලවත්ත, දම්මුල්ල, කරඳන </text:span></text:p>
      <text:p text:style-name="P8"><text:span text:style-name="T3">දුරකථනය: 0777127454 </text:span></text:p>
      <text:p text:style-name="P9"><text:a xlink:type="simple" xlink:href="mailto:knssb@seeingthroughthenet.net" text:style-name="ListLabel_20_23" text:visited-style-name="ListLabel_20_23"><text:span text:style-name="T4">knssb@seeingthroughthenet.net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bhaya Libre" svg:font-family="'Abhaya Libre'" style:font-pitch="variable"/>
    <style:font-face style:name="Abhaya Libre Medium" svg:font-family="'Abhaya Libre Medium'" style:font-pitch="variable"/>
    <style:font-face style:name="Abhaya Libre Medium1" svg:font-family="'Abhaya Libre Medium'" style:font-family-generic="system" style:font-pitch="variable"/>
    <style:font-face style:name="Abhaya Libre1" svg:font-family="'Abhaya Libre'" style:font-family-generic="system" style:font-pitch="variable"/>
    <style:font-face style:name="Calibri" svg:font-family="Calibri" style:font-pitch="variable"/>
    <style:font-face style:name="Calibri1" svg:font-family="Calibri" style:font-family-generic="system" style:font-pitch="variable"/>
    <style:font-face style:name="Cambria" svg:font-family="Cambria" style:font-pitch="variable"/>
    <style:font-face style:name="Cambria1" svg:font-family="Cambria" style:font-family-generic="system" style:font-pitch="variable"/>
    <style:font-face style:name="Garamond" svg:font-family="Garamond" style:font-pitch="variable"/>
    <style:font-face style:name="Garamond1" svg:font-family="Garamond" style:font-family-generic="system" style:font-pitch="variable"/>
    <style:font-face style:name="Georgia" svg:font-family="Georgia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erif Sinhala" svg:font-family="'Noto Serif Sinhala'" style:font-family-generic="roman" style:font-pitch="variable"/>
    <style:font-face style:name="Noto Serif Sinhala Light" svg:font-family="'Noto Serif Sinhala Light'" style:font-family-generic="roman" style:font-pitch="variable"/>
    <style:font-face style:name="Times New Roman" svg:font-family="'Times New Roman'" style:font-pitch="variable"/>
    <style:font-face style:name="Times New Roman1" svg:font-family="'Times New Roman'" style:font-family-generic="system" style:font-pitch="variable"/>
    <style:font-face style:name="UN-Bindumathi" svg:font-family="UN-Bindumathi" style:font-pitch="variable"/>
    <style:font-face style:name="UN-Bindumathi1" svg:font-family="UN-Bindumathi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>
      <style:paragraph-properties fo:margin-top="0.212cm" fo:margin-bottom="0.282cm" style:contextual-spacing="false" fo:line-height="115%" fo:text-align="justify" style:justify-single-word="false" fo:orphans="2" fo:widows="2" fo:text-indent="1.27cm" style:auto-text-indent="false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cm" fo:margin-bottom="0cm" style:contextual-spacing="false" fo:line-height="115%" fo:text-align="center" style:justify-single-word="false" fo:keep-together="always" fo:text-indent="0cm" style:auto-text-indent="false" fo:keep-with-next="always"/>
      <style:text-properties style:font-name="Abhaya Libre Medium" fo:font-family="'Abhaya Libre Medium'" style:font-pitch="variable" fo:font-size="18pt" style:font-name-asian="Abhaya Libre Medium1" style:font-family-asian="'Abhaya Libre Medium'" style:font-family-generic-asian="system" style:font-pitch-asian="variable" style:font-size-asian="18pt" style:font-name-complex="Abhaya Libre Medium1" style:font-family-complex="'Abhaya Libre Medium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normal" style:class="text">
      <style:paragraph-properties fo:margin-left="1.27cm" fo:margin-top="0.423cm" fo:margin-bottom="0cm" style:contextual-spacing="false" fo:line-height="100%" fo:text-align="center" style:justify-single-word="false" fo:keep-together="always" fo:text-indent="-0.635cm" style:auto-text-indent="false" fo:keep-with-next="always"/>
      <style:text-properties style:font-name="UN-Bindumathi" fo:font-family="UN-Bindumathi" style:font-pitch="variable" fo:font-size="14pt" style:font-name-asian="UN-Bindumathi1" style:font-family-asian="UN-Bindumathi" style:font-family-generic-asian="system" style:font-pitch-asian="variable" style:font-size-asian="14pt" style:font-name-complex="UN-Bindumathi1" style:font-family-complex="UN-Bindumathi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normal" style:class="text">
      <style:paragraph-properties fo:margin-top="0.353cm" fo:margin-bottom="0cm" style:contextual-spacing="false" fo:line-height="100%" fo:keep-together="always" fo:keep-with-next="always"/>
      <style:text-properties fo:color="#5b9bd5" loext:opacity="100%" style:font-name="Calibri" fo:font-family="Calibri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Calibri1" style:font-family-complex="Calibri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normal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.423cm" fo:margin-bottom="0.106cm" style:contextual-spacing="false" fo:line-height="100%" fo:text-align="center" style:justify-single-word="false"/>
      <style:text-properties style:font-name="Cambria" fo:font-family="Cambria" style:font-pitch="variable" fo:font-size="16pt" fo:font-weight="bold" style:font-name-asian="Cambria1" style:font-family-asian="Cambria" style:font-family-generic-asian="system" style:font-pitch-asian="variable" style:font-size-asian="16pt" style:font-weight-asian="bold" style:font-name-complex="Cambria1" style:font-family-complex="Cambria" style:font-family-generic-complex="system" style:font-pitch-complex="variable" style:font-size-complex="16pt"/>
    </style:style>
    <style:style style:name="Subtitle" style:family="paragraph" style:parent-style-name="normal" style:next-style-name="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Header_20_left" style:display-name="Header left" style:family="paragraph" style:parent-style-name="Header" style:class="extra"/>
    <style:style style:name="ListLabel_20_1" style:display-name="ListLabel 1" style:family="text">
      <style:text-properties style:font-name="Abhaya Libre" fo:font-family="'Abhaya Libre'" style:font-pitch="variable" style:text-underline-style="none" fo:font-weight="normal" style:font-name-asian="Abhaya Libre1" style:font-family-asian="'Abhaya Libre'" style:font-family-generic-asian="system" style:font-pitch-asian="variable" style:font-weight-asian="normal" style:font-name-complex="Abhaya Libre1" style:font-family-complex="'Abhaya Libre'" style:font-family-generic-complex="system" style:font-pitch-complex="variabl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Abhaya Libre" fo:font-family="'Abhaya Libre'" style:font-pitch="variable" fo:font-size="11.5pt" fo:font-weight="normal" style:font-name-asian="Abhaya Libre1" style:font-family-asian="'Abhaya Libre'" style:font-family-generic-asian="system" style:font-pitch-asian="variable" style:font-size-asian="11.5pt" style:font-weight-asian="normal" style:font-name-complex="Abhaya Libre1" style:font-family-complex="'Abhaya Libre'" style:font-family-generic-complex="system" style:font-pitch-complex="variable" style:font-size-complex="11.5pt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Abhaya Libre" fo:font-family="'Abhaya Libre'" style:font-pitch="variable" fo:font-size="14pt" style:font-name-asian="Abhaya Libre1" style:font-family-asian="'Abhaya Libre'" style:font-family-generic-asian="system" style:font-pitch-asian="variable" style:font-size-asian="14pt" style:font-name-complex="Abhaya Libre1" style:font-family-complex="'Abhaya Libre'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20" style:display-name="ListLabel 20" style:family="text">
      <style:text-properties style:font-name="Abhaya Libre" fo:font-family="'Abhaya Libre'" style:font-pitch="variable" fo:font-size="12.5pt" style:font-name-asian="Abhaya Libre1" style:font-family-asian="'Abhaya Libre'" style:font-family-generic-asian="system" style:font-pitch-asian="variable" style:font-size-asian="12.5pt" style:font-name-complex="Abhaya Libre1" style:font-family-complex="'Abhaya Libre'" style:font-family-generic-complex="system" style:font-pitch-complex="variable" style:font-size-complex="12.5pt"/>
    </style:style>
    <style:style style:name="ListLabel_20_21" style:display-name="ListLabel 21" style:family="text">
      <style:text-properties style:font-name="Abhaya Libre" fo:font-family="'Abhaya Libre'" style:font-pitch="variable" style:font-name-asian="Abhaya Libre1" style:font-family-asian="'Abhaya Libre'" style:font-family-generic-asian="system" style:font-pitch-asian="variable" style:font-name-complex="Abhaya Libre1" style:font-family-complex="'Abhaya Libre'" style:font-family-generic-complex="system" style:font-pitch-complex="variable"/>
    </style:style>
    <style:style style:name="ListLabel_20_22" style:display-name="ListLabel 22" style:family="text">
      <style:text-properties style:font-name="Abhaya Libre" fo:font-family="'Abhaya Libre'" style:font-pitch="variable" fo:font-size="12pt" fo:font-style="italic" style:font-name-asian="Abhaya Libre1" style:font-family-asian="'Abhaya Libre'" style:font-family-generic-asian="system" style:font-pitch-asian="variable" style:font-size-asian="12pt" style:font-style-asian="italic" style:font-name-complex="Abhaya Libre1" style:font-family-complex="'Abhaya Libre'" style:font-family-generic-complex="system" style:font-pitch-complex="variable" style:font-size-complex="12pt"/>
    </style:style>
    <style:style style:name="ListLabel_20_23" style:display-name="ListLabel 23" style:family="text">
      <style:text-properties style:font-name="Abhaya Libre" fo:font-family="'Abhaya Libre'" style:font-pitch="variable" fo:font-size="12pt" style:font-name-asian="Abhaya Libre1" style:font-family-asian="'Abhaya Libre'" style:font-family-generic-asian="system" style:font-pitch-asian="variable" style:font-size-asian="12pt" style:font-name-complex="Abhaya Libre1" style:font-family-complex="'Abhaya Libre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normal">
      <loext:graphic-properties draw:fill="none" draw:fill-color="#ffffff"/>
      <style:paragraph-properties fo:margin-left="0cm" fo:margin-right="0cm" fo:margin-top="0.212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MP2" style:family="paragraph" style:parent-style-name="normal">
      <style:paragraph-properties fo:text-align="center" style:justify-single-word="false" fo:text-indent="0cm" style:auto-text-indent="false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loext:char-shading-value="0" style:font-name-asian="Calibri1" style:font-size-asian="11pt" style:font-style-asian="normal" style:font-weight-asian="normal" style:font-name-complex="Calibri1" style:font-size-complex="11pt"/>
    </style:style>
    <style:style style:name="MT2" style:family="text">
      <style:text-properties style:font-name="Garamond" style:font-name-asian="Garamond1" style:font-name-complex="Garamond1"/>
    </style:style>
    <style:style style:name="MT3" style:family="text">
      <style:text-properties style:font-name="Abhaya Libre" style:font-name-asian="Abhaya Libre1" style:font-name-complex="Abhaya Libre1"/>
    </style:style>
    <style:page-layout style:name="Mpm1">
      <style:page-layout-properties fo:page-width="10.5cm" fo:page-height="19.001cm" style:num-format="1" style:print-orientation="portrait" fo:margin-top="0.101cm" fo:margin-bottom="0.101cm" fo:margin-left="0.101cm" fo:margin-right="0.101cm" style:writing-mode="lr-tb" style:layout-grid-color="#c0c0c0" style:layout-grid-lines="174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4.801cm" fo:page-height="21.802cm" style:num-format="1" style:print-orientation="portrait" fo:margin-top="1.245cm" fo:margin-bottom="1.245cm" fo:margin-left="1.801cm" fo:margin-right="1.801cm" style:writing-mode="lr-tb" style:layout-grid-color="#c0c0c0" style:layout-grid-lines="44" style:layout-grid-base-height="0.55cm" style:layout-grid-ruby-height="0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54cm" fo:margin-left="0cm" fo:margin-right="0cm" fo:margin-bottom="0.855cm" style:dynamic-spacing="true"/>
      </style:header-style>
      <style:footer-style>
        <style:header-footer-properties fo:min-height="0.954cm" fo:margin-left="0cm" fo:margin-right="0cm" fo:margin-top="0.855cm" style:dynamic-spacing="true"/>
      </style:footer-style>
    </style:page-layout>
    <style:page-layout style:name="Mpm3">
      <style:page-layout-properties fo:page-width="14.801cm" fo:page-height="21.802cm" style:num-format="1" style:print-orientation="portrait" fo:margin-top="1.245cm" fo:margin-bottom="1.245cm" fo:margin-left="1.801cm" fo:margin-right="1.746cm" style:writing-mode="lr-tb" style:layout-grid-color="#c0c0c0" style:layout-grid-lines="174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54cm" fo:margin-left="0cm" fo:margin-right="0cm" fo:margin-bottom="0.855cm" style:dynamic-spacing="true"/>
      </style:header-style>
      <style:footer-style>
        <style:header-footer-properties fo:min-height="0.954cm" fo:margin-left="0cm" fo:margin-right="0cm" fo:margin-top="0.855cm" style:dynamic-spacing="true"/>
      </style:footer-style>
    </style:page-layout>
    <style:page-layout style:name="Mpm4">
      <style:page-layout-properties fo:page-width="14.801cm" fo:page-height="21.802cm" style:num-format="1" style:print-orientation="portrait" fo:margin-top="1.245cm" fo:margin-bottom="1.245cm" fo:margin-left="1.801cm" fo:margin-right="2.223cm" style:writing-mode="lr-tb" style:layout-grid-color="#c0c0c0" style:layout-grid-lines="174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54cm" fo:margin-left="0cm" fo:margin-right="0cm" fo:margin-bottom="0.855cm" style:dynamic-spacing="true"/>
      </style:header-style>
      <style:footer-style>
        <style:header-footer-properties fo:min-height="0.954cm" fo:margin-left="0cm" fo:margin-right="0cm" fo:margin-top="0.855cm" style:dynamic-spacing="true"/>
      </style:footer-style>
    </style:page-layout>
    <style:page-layout style:name="Mpm5">
      <style:page-layout-properties fo:page-width="14.801cm" fo:page-height="21.802cm" style:num-format="1" style:print-orientation="portrait" fo:margin-top="1.401cm" fo:margin-bottom="1.3cm" fo:margin-left="1.801cm" fo:margin-right="1.801cm" style:writing-mode="lr-tb" style:layout-grid-color="#c0c0c0" style:layout-grid-lines="174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699cm" style:dynamic-spacing="true"/>
      </style:header-style>
      <style:footer-style>
        <style:header-footer-properties fo:min-height="0.9cm" fo:margin-left="0cm" fo:margin-right="0cm" fo:margin-top="0.80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 loext:marker-style-name="MT1"/>
      </style:header>
      <style:footer>
        <text:p text:style-name="MP2" loext:marker-style-name="MT2"><text:span text:style-name="MT2">ii</text:span><text:span text:style-name="MT2"/></text:p>
      </style:footer>
    </style:master-page>
    <style:master-page style:name="Converted2" style:page-layout-name="Mpm3" draw:style-name="Mdp1">
      <style:header>
        <text:p text:style-name="MP1" loext:marker-style-name="MT1"/>
      </style:header>
      <style:header-first>
        <text:p text:style-name="MP1" loext:marker-style-name="MT1"/>
      </style:header-first>
      <style:footer>
        <text:p text:style-name="MP2" loext:marker-style-name="MT2"><text:span text:style-name="MT2">ii</text:span></text:p>
      </style:footer>
      <style:footer-first>
        <text:p text:style-name="MP2" loext:marker-style-name="MT2"><text:span text:style-name="MT2">iii</text:span><text:span text:style-name="MT2"/></text:p>
      </style:footer-first>
    </style:master-page>
    <style:master-page style:name="Converted3" style:page-layout-name="Mpm4" draw:style-name="Mdp1">
      <style:header>
        <text:p text:style-name="normal"/>
      </style:header>
      <style:header-first>
        <text:p text:style-name="MP1" loext:marker-style-name="MT1"/>
      </style:header-first>
      <style:footer>
        <text:p text:style-name="MP2" loext:marker-style-name="MT3"><text:span text:style-name="MT3">vii</text:span><text:span text:style-name="MT3"/></text:p>
      </style:footer>
      <style:footer-first>
        <text:p text:style-name="MP2" loext:marker-style-name="MT2"><text:span text:style-name="MT2">iv</text:span><text:span text:style-name="MT2"/></text:p>
      </style:footer-first>
    </style:master-page>
    <style:master-page style:name="Converted4" style:page-layout-name="Mpm4" draw:style-name="Mdp1">
      <style:header>
        <text:p text:style-name="normal"/>
      </style:header>
      <style:header-first>
        <text:p text:style-name="MP1" loext:marker-style-name="MT1"/>
      </style:header-first>
      <style:footer>
        <text:p text:style-name="normal"/>
      </style:footer>
      <style:footer-first>
        <text:p text:style-name="MP2" loext:marker-style-name="MT2"><text:span text:style-name="MT2">v</text:span><text:span text:style-name="MT2"/></text:p>
      </style:footer-first>
    </style:master-page>
    <style:master-page style:name="Converted5" style:page-layout-name="Mpm4" draw:style-name="Mdp1">
      <style:header>
        <text:p text:style-name="normal"/>
      </style:header>
      <style:header-first>
        <text:p text:style-name="MP1" loext:marker-style-name="MT1"/>
      </style:header-first>
      <style:footer>
        <text:p text:style-name="MP2" loext:marker-style-name="MT2"><text:span text:style-name="MT2">vii</text:span><text:span text:style-name="MT2"/></text:p>
      </style:footer>
      <style:footer-first>
        <text:p text:style-name="MP2" loext:marker-style-name="MT2"><text:span text:style-name="MT2">vi</text:span><text:span text:style-name="MT2"/></text:p>
      </style:footer-first>
    </style:master-page>
    <style:master-page style:name="Converted6" style:page-layout-name="Mpm4" draw:style-name="Mdp1">
      <style:header>
        <text:p text:style-name="normal"/>
      </style:header>
      <style:header-first>
        <text:p text:style-name="MP1" loext:marker-style-name="MT1"/>
      </style:header-first>
      <style:footer>
        <text:p text:style-name="normal"/>
      </style:footer>
      <style:footer-first>
        <text:p text:style-name="MP2" loext:marker-style-name="MT2"><text:span text:style-name="MT2">viii</text:span><text:span text:style-name="MT2"/></text:p>
      </style:footer-first>
    </style:master-page>
    <style:master-page style:name="Converted7" style:page-layout-name="Mpm4" draw:style-name="Mdp1">
      <style:header>
        <text:p text:style-name="normal"/>
      </style:header>
      <style:header-first>
        <text:p text:style-name="MP1" loext:marker-style-name="MT1"/>
      </style:header-first>
      <style:footer>
        <text:p text:style-name="normal"/>
      </style:footer>
      <style:footer-first>
        <text:p text:style-name="MP2" loext:marker-style-name="MT2"><text:span text:style-name="MT2">ix</text:span><text:span text:style-name="MT2"/></text:p>
      </style:footer-first>
    </style:master-page>
    <style:master-page style:name="Converted8" style:page-layout-name="Mpm4" draw:style-name="Mdp1">
      <style:header>
        <text:p text:style-name="normal"/>
      </style:header>
      <style:header-first>
        <text:p text:style-name="normal"/>
      </style:header-first>
      <style:footer>
        <text:p text:style-name="MP2" loext:marker-style-name="MT2"><text:span text:style-name="MT2">xii</text:span><text:span text:style-name="MT2"/></text:p>
      </style:footer>
      <style:footer-first>
        <text:p text:style-name="MP2" loext:marker-style-name="MT2"><text:span text:style-name="MT2">x</text:span><text:span text:style-name="MT2"/></text:p>
      </style:footer-first>
    </style:master-page>
    <style:master-page style:name="Converted9" style:page-layout-name="Mpm4" draw:style-name="Mdp1">
      <style:header>
        <text:p text:style-name="normal"/>
      </style:header>
      <style:header-first>
        <text:p text:style-name="normal"/>
      </style:header-first>
      <style:footer>
        <text:p text:style-name="MP2" loext:marker-style-name="MT2"><text:span text:style-name="MT2">xiv</text:span><text:span text:style-name="MT2"/></text:p>
      </style:footer>
      <style:footer-first>
        <text:p text:style-name="MP2" loext:marker-style-name="MT2"><text:span text:style-name="MT2">xi</text:span><text:span text:style-name="MT2"/></text:p>
      </style:footer-first>
    </style:master-page>
    <style:master-page style:name="Converted10" style:page-layout-name="Mpm5" draw:style-name="Mdp1">
      <style:header>
        <text:p text:style-name="normal"/>
      </style:header>
      <style:header-first>
        <text:p text:style-name="normal"/>
      </style:header-first>
      <style:footer>
        <text:p text:style-name="normal"/>
      </style:footer>
      <style:footer-first>
        <text:p text:style-name="normal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21T19:44:31.927587132</dc:date>
    <meta:editing-duration>PT8M14S</meta:editing-duration>
    <meta:editing-cycles>2</meta:editing-cycles>
    <meta:generator>LibreOffice/24.8.4.2$Linux_X86_64 LibreOffice_project/480$Build-2</meta:generator>
    <meta:document-statistic meta:table-count="0" meta:image-count="0" meta:object-count="0" meta:page-count="3" meta:paragraph-count="110" meta:word-count="528" meta:character-count="2100" meta:non-whitespace-character-count="1707"/>
  </office:meta>
</office:document-meta>
</file>